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e27" officeooo:paragraph-rsid="0001de27"/>
    </style:style>
    <style:style style:name="P2" style:family="paragraph" style:parent-style-name="Standard">
      <style:text-properties officeooo:rsid="0003d737" officeooo:paragraph-rsid="0003d737"/>
    </style:style>
    <style:style style:name="P3" style:family="paragraph" style:parent-style-name="Standard" style:list-style-name="L1">
      <style:text-properties officeooo:rsid="0003d737" officeooo:paragraph-rsid="0003d737"/>
    </style:style>
    <style:style style:name="P4" style:family="paragraph" style:parent-style-name="Standard">
      <style:text-properties officeooo:rsid="0004dc8b" officeooo:paragraph-rsid="0004dc8b"/>
    </style:style>
    <style:style style:name="T1" style:family="text">
      <style:text-properties officeooo:rsid="0002770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Year 4 – Air Traffic Control System for Drones <text:span text:style-name="T1">Log </text:span></text:p>
      <text:p text:style-name="P2">13<text:span text:style-name="T2">th</text:span> October 2017 - 19<text:span text:style-name="T2">th</text:span> October 2017</text:p>
      <text:list xml:id="list7047352473602012290" text:style-name="L1">
        <text:list-item>
          <text:p text:style-name="P3">Research air traffic control system</text:p>
        </text:list-item>
        <text:list-item>
          <text:p text:style-name="P3">Research Parrot Bebop 2 drones</text:p>
        </text:list-item>
        <text:list-item>
          <text:p text:style-name="P3">Research drone safety, rules and regulations </text:p>
        </text:list-item>
      </text:list>
      <text:p text:style-name="P2"/>
      <text:p text:style-name="P4">20<text:span text:style-name="T2">th</text:span> October 2017 - 26<text:span text:style-name="T2">th</text:span> October 2017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0:14:06.902081107</meta:creation-date>
    <dc:date>2017-10-18T18:20:59.167359129</dc:date>
    <meta:editing-duration>PT7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3" meta:character-count="246" meta:non-whitespace-character-count="209"/>
  </office:meta>
</office:document-meta>
</file>